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>
      <style:paragraph-properties fo:margin-top="0cm" fo:margin-bottom="0cm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cm" fo:margin-bottom="0cm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cm"/>
    </style:style>
    <style:style style:name="P5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6" style:family="paragraph" style:parent-style-name="Text_20_body">
      <style:paragraph-properties fo:margin-top="0cm" fo:margin-bottom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</text:p>
      <text:p text:style-name="P2">B</text:p>
      <text:p text:style-name="P2">C</text:p>
      <text:p text:style-name="P1"><text:span text:style-name="T1"><text:tab/>CD-Ripper </text:span><text:tab/>-<text:tab/>Daten von einer Audio CD lesen und diese in Dateien umwandeln, die <text:tab/><text:tab/><text:tab/><text:tab/>unabhängig von der CD abspielbar sind.</text:p>
      <text:p text:style-name="P5">D</text:p>
      <text:p text:style-name="P5">E</text:p>
      <text:p text:style-name="P5">F</text:p>
      <text:p text:style-name="P5">G</text:p>
      <text:p text:style-name="P5">H<text:line-break/>I</text:p>
      <text:p text:style-name="P5"><text:tab/>Installer<text:tab/>- <text:tab/><text:span text:style-name="T2">Ein Programm welches die Installation einer Software übernimmt.</text:span></text:p>
      <text:p text:style-name="P5">J</text:p>
      <text:p text:style-name="P5">K</text:p>
      <text:p text:style-name="P5">L</text:p>
      <text:p text:style-name="P5">M</text:p>
      <text:p text:style-name="P4"><text:span text:style-name="T1"><text:tab/>MP3</text:span><text:tab/><text:tab/>-<text:tab/>MP3 (Abkürzung für MPEG-1 Audio Layer 3) ist ein Dateiformat zur <text:tab/><text:tab/><text:tab/><text:tab/>verlustbehafteten Audiodatenkompression.</text:p>
      <text:p text:style-name="P4"><text:tab/><text:span text:style-name="T1">MP3 Tag<text:tab/>- <text:tab/></text:span><text:span text:style-name="T2">Der MP3 Tag ist nichts anderes als eine Art Liste, in der <text:tab/><text:tab/><text:tab/><text:tab/><text:tab/><text:tab/>Informationen bezüglich des Musiktitels abgespeichert werden <text:tab/><text:tab/><text:tab/><text:tab/><text:tab/>(Albumname, Interpret, usw...)</text:span></text:p>
      <text:p text:style-name="P5">N</text:p>
      <text:p text:style-name="P5">O</text:p>
      <text:p text:style-name="P5">P</text:p>
      <text:p text:style-name="P5">Q</text:p>
      <text:p text:style-name="P5">R</text:p>
      <text:p text:style-name="P5">S</text:p>
      <text:p text:style-name="P1"><text:span text:style-name="T1"><text:tab/>Smartlist</text:span><text:tab/>-<text:tab/>nocheinzufügen</text:p>
      <text:p text:style-name="P3"/>
      <text:p text:style-name="P2">T<text:tab/></text:p>
      <text:p text:style-name="P2">U</text:p>
      <text:p text:style-name="P2">V</text:p>
      <text:p text:style-name="P2">W</text:p>
      <text:p text:style-name="P2">X</text:p>
      <text:p text:style-name="P2">Y</text:p>
      <text:p text:style-name="P2">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L</meta:initial-creator>
    <meta:creation-date>2007-07-12T15:47:20</meta:creation-date>
    <dc:creator>Ben L</dc:creator>
    <dc:date>2007-07-16T15:29:06</dc:date>
    <dc:language>de-DE</dc:language>
    <meta:editing-cycles>11</meta:editing-cycles>
    <meta:editing-duration>PT22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0" meta:word-count="95" meta:character-count="544"/>
  </office:meta>
</office:document-meta>
</file>